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7000000E0FFE904F1571B3E45.png" manifest:media-type="image/png"/>
  <manifest:file-entry manifest:full-path="Pictures/10000FC300005BAD00001727F545AFB294075DF9.svg" manifest:media-type="image/svg+xml"/>
  <manifest:file-entry manifest:full-path="Pictures/1000000100000368000000E026438E79826A3E9D.png" manifest:media-type="image/png"/>
  <manifest:file-entry manifest:full-path="Pictures/1000127100005A2000001727C08C9C382C895FF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4.879cm" svg:x="1cm" svg:y="3cm">
          <draw:image xlink:href="Pictures/1000127100005A2000001727C08C9C382C895FFC.svg" xlink:type="simple" xlink:show="embed" xlink:actuate="onLoad" draw:mime-type="image/svg+xml">
            <text:p/>
          </draw:image>
          <draw:image xlink:href="Pictures/1000000100000368000000E026438E79826A3E9D.png" xlink:type="simple" xlink:show="embed" xlink:actuate="onLoad" draw:mime-type="image/png"/>
        </draw:frame>
        <draw:frame draw:style-name="gr1" draw:text-style-name="P1" draw:layer="layout" svg:width="18.999cm" svg:height="4.797cm" svg:x="1cm" svg:y="8.403cm">
          <draw:image xlink:href="Pictures/10000FC300005BAD00001727F545AFB294075DF9.svg" xlink:type="simple" xlink:show="embed" xlink:actuate="onLoad" draw:mime-type="image/svg+xml">
            <text:p/>
          </draw:image>
          <draw:image xlink:href="Pictures/1000000100000377000000E0FFE904F1571B3E4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1T19:50:23.004007593</meta:creation-date>
    <dc:date>2024-01-02T09:09:00.384754923</dc:date>
    <meta:editing-duration>PT4M40S</meta:editing-duration>
    <meta:editing-cycles>3</meta:editing-cycles>
    <meta:generator>LibreOffice/7.3.7.2$Linux_X86_64 LibreOffice_project/30$Build-2</meta:generator>
    <meta:document-statistic meta:object-count="2"/>
  </office:meta>
</office:document-meta>
</file>